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431.26pt"/>
    </style:style>
    <style:style style:name="co4" style:family="table-column">
      <style:table-column-properties fo:break-before="auto" style:column-width="201pt"/>
    </style:style>
    <style:style style:name="co5" style:family="table-column">
      <style:table-column-properties fo:break-before="auto" style:column-width="4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19.99pt" fo:break-before="auto" style:use-optimal-row-height="true"/>
    </style:style>
    <style:style style:name="ro4" style:family="table-row">
      <style:table-row-properties style:row-height="60.01pt" fo:break-before="auto" style:use-optimal-row-height="true"/>
    </style:style>
    <style:style style:name="ro5" style:family="table-row">
      <style:table-row-properties style:row-height="29.99pt" fo:break-before="auto" style:use-optimal-row-height="true"/>
    </style:style>
    <style:style style:name="ro6" style:family="table-row">
      <style:table-row-properties style:row-height="90pt" fo:break-before="auto" style:use-optimal-row-height="true"/>
    </style:style>
    <style:style style:name="ro7" style:family="table-row">
      <style:table-row-properties style:row-height="45.01pt" fo:break-before="auto" style:use-optimal-row-height="true"/>
    </style:style>
    <style:style style:name="ro8" style:family="table-row">
      <style:table-row-properties style:row-height="10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" style:family="table-cell" style:parent-style-name="Default" style:data-style-name="N13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&gt;0.5" style:apply-style-name="ConditionalStyle_5f_1" style:base-cell-address="Sheet1.E16"/>
    </style:style>
    <style:style style:name="ce16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unction name</text:p>
          </table:table-cell>
          <table:table-cell table:style-name="ce5" office:value-type="string" calcext:value-type="string">
            <text:p>Target</text:p>
          </table:table-cell>
          <table:table-cell table:style-name="ce8" office:value-type="string" calcext:value-type="string">
            <text:p>Function returns 1 if</text:p>
          </table:table-cell>
          <table:table-cell table:style-name="ce11" office:value-type="string" calcext:value-type="string">
            <text:p>No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ur_c_k_001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report bugs' or 'reporting bugs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c_k_002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 is a '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2" office:value-type="string" calcext:value-type="string">
            <text:p>heur_c_k_003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contains @abstr_code_section</text:p>
          </table:table-cell>
          <table:table-cell table:style-name="ce12" office:value-type="string" calcext:value-type="string">
            <text:p>'@abstr_code_section' is result of abstracting out text wrapped by code tag and text in syntax-highlighted code block during preprocessing. Function will still return 1 in cases where, for example, file author uses code tag to wrap project name in a section containing project description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ur_c_k_004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attempts to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c_k_005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inspired by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c_k_006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install 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c_k_007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reasons'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2" office:value-type="string" calcext:value-type="string">
            <text:p>heur_c_k_008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contains 'Added '</text:p>
          </table:table-cell>
          <table:table-cell table:style-name="ce12" office:value-type="string" calcext:value-type="string">
            <text:p>Returns 1 for sentences like 'Added feature X','Added feature Y'. Returns 0 if content only contain sentences like 'as an added measure…'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ur_c_k_009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copyright'</text:p>
          </table:table-cell>
          <table:table-cell table:style-name="ce12"/>
          <table:table-cell table:number-columns-repeated="1020"/>
        </table:table-row>
        <table:table-row table:style-name="ro5">
          <table:table-cell table:style-name="ce2" office:value-type="string" calcext:value-type="string">
            <text:p>heur_c_k_010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contains @abstr_mailto</text:p>
          </table:table-cell>
          <table:table-cell table:style-name="ce12" office:value-type="string" calcext:value-type="string">
            <text:p>'@abstr_mailto' is result of abstracting out mailto: links during preprocessin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ur_c_k_011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you can '</text:p>
          </table:table-cell>
          <table:table-cell table:style-name="ce12"/>
          <table:table-cell table:number-columns-repeated="1020"/>
        </table:table-row>
        <table:table-row table:style-name="ro5">
          <table:table-cell table:style-name="ce2" office:value-type="string" calcext:value-type="string">
            <text:p>heur_c_k_012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comprises entirely of @abstr_code_section</text:p>
          </table:table-cell>
          <table:table-cell table:style-name="ce12" office:value-type="string" calcext:value-type="string">
            <text:p>1 if content doesn't contain anything else except @abstr_code_sec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ur_c_k_013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contains 'About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3" office:value-type="string" calcext:value-type="string">
            <text:p>heur_c_k_014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be sure to'</text:p>
          </table:table-cell>
          <table:table-cell table:style-name="ce12"/>
          <table:table-cell table:number-columns-repeated="1020"/>
        </table:table-row>
        <table:table-row table:style-name="ro6">
          <table:table-cell table:style-name="ce3" office:value-type="string" calcext:value-type="string">
            <text:p>heur_c_k_015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contains 'Download'</text:p>
          </table:table-cell>
          <table:table-cell table:style-name="ce12" office:value-type="string" calcext:value-type="string">
            <text:p>Will return 1 if content contains something like 'Download X at Y' (instruction), but returns 0 if content only contains strings like 'There have been N downloads to date' (description)</text:p>
          </table:table-cell>
          <table:table-cell table:style-name="ce15" table:number-columns-repeated="2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heur_c_k_016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overview'</text:p>
          </table:table-cell>
          <table:table-cell table:style-name="ce12"/>
          <table:table-cell table:style-name="ce15" table:number-columns-repeated="2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heur_c_k_017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get started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3" office:value-type="string" calcext:value-type="string">
            <text:p>heur_c_k_018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reasons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3" office:value-type="string" calcext:value-type="string">
            <text:p>heur_c_k_019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dependenc'</text:p>
          </table:table-cell>
          <table:table-cell table:style-name="ce12" office:value-type="string" calcext:value-type="string">
            <text:p>E.g. 'dependency','dependencies'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ur_c_k_020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'rerun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3" office:value-type="string" calcext:value-type="string">
            <text:p>heur_c_k_021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"you'll be able"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3" office:value-type="string" calcext:value-type="string">
            <text:p>heur_c_k_022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"you must"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3" office:value-type="string" calcext:value-type="string">
            <text:p>heur_c_k_023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(converted to lower case) contains "previous version"</text:p>
          </table:table-cell>
          <table:table-cell table:style-name="ce12"/>
          <table:table-cell table:number-columns-repeated="1020"/>
        </table:table-row>
        <table:table-row table:style-name="ro7">
          <table:table-cell table:style-name="ce2" office:value-type="string" calcext:value-type="string">
            <text:p>heur_c_s_001</text:p>
          </table:table-cell>
          <table:table-cell table:style-name="ce6" office:value-type="string" calcext:value-type="string">
            <text:p>Content</text:p>
          </table:table-cell>
          <table:table-cell table:style-name="ce9" office:value-type="string" calcext:value-type="string">
            <text:p>Content comprises entirely ASCII character</text:p>
          </table:table-cell>
          <table:table-cell table:style-name="ce12" office:value-type="string" calcext:value-type="string">
            <text:p>Returns 0 if text contains e.g. Chinese, Japanese, or other non-ASCII character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heur_h_c_001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text is single non-English word</text:p>
          </table:table-cell>
          <table:table-cell table:style-name="ce12" office:value-type="string" calcext:value-type="string">
            <text:p>Meant as a way to quickly distinguish headings that comprise a technical term (e.g. function name or module name)</text:p>
          </table:table-cell>
          <table:table-cell table:number-columns-repeated="1020"/>
        </table:table-row>
        <table:table-row table:style-name="ro8">
          <table:table-cell table:style-name="ce2" office:value-type="string" calcext:value-type="string">
            <text:p>heur_h_c_002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(A word in the repo name is in the title) or (a word in the title is in the repo name)</text:p>
          </table:table-cell>
          <table:table-cell table:style-name="ce12" office:value-type="string" calcext:value-type="string">
            <text:p>E.g. Returns 1 for headings like "Why X?" or "Using X" in repository named X. Replaces '-' and '.' in repo name into ' ' during check. Will therefore also return 1 if repo name is, for example, '&lt;project_x&gt;-for-&lt;platform&gt;' and heading text is '&lt;project_x&gt;'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heur_h_k_001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configur'</text:p>
          </table:table-cell>
          <table:table-cell table:style-name="ce12" office:value-type="string" calcext:value-type="string">
            <text:p>Will return 1 for heading texts like 'configuration', 'how to configure'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02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what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03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why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04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approach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05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bugs'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2" office:value-type="string" calcext:value-type="string">
            <text:p>heur_h_k_006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contrib'</text:p>
          </table:table-cell>
          <table:table-cell table:style-name="ce12" office:value-type="string" calcext:value-type="string">
            <text:p>Will return 1 for heading text containing, for example, 'How to contribute' or 'Contributing to this project'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07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credit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08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feature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09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install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10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intro'</text:p>
          </table:table-cell>
          <table:table-cell table:style-name="ce12"/>
          <table:table-cell table:number-columns-repeated="1020"/>
        </table:table-row>
        <table:table-row table:style-name="ro5">
          <table:table-cell table:style-name="ce2" office:value-type="string" calcext:value-type="string">
            <text:p>heur_h_k_011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licen'</text:p>
          </table:table-cell>
          <table:table-cell table:style-name="ce12" office:value-type="string" calcext:value-type="string">
            <text:p>Will return 1 for headings containing, for example, 'Licence' or 'license'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12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objective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13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request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14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requirement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15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resource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16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setting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17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setup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18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started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19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usage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20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version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21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welcome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22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what is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23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overview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24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basic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25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roadmap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heur_h_k_026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todo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3" office:value-type="string" calcext:value-type="string">
            <text:p>heur_h_k_027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example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3" office:value-type="string" calcext:value-type="string">
            <text:p>heur_h_k_028</text:p>
          </table:table-cell>
          <table:table-cell table:style-name="ce6" office:value-type="string" calcext:value-type="string">
            <text:p>Heading</text:p>
          </table:table-cell>
          <table:table-cell table:style-name="ce9" office:value-type="string" calcext:value-type="string">
            <text:p>Heading (converted to lower case) contains 'about'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4" office:value-type="string" calcext:value-type="string">
            <text:p>heur_h_k_029</text:p>
          </table:table-cell>
          <table:table-cell table:style-name="ce7" office:value-type="string" calcext:value-type="string">
            <text:p>Heading</text:p>
          </table:table-cell>
          <table:table-cell table:style-name="ce10" office:value-type="string" calcext:value-type="string">
            <text:p>Heading (converted to lower case) contains 'reference'</text:p>
          </table:table-cell>
          <table:table-cell table:style-name="ce13"/>
          <table:table-cell table:number-columns-repeated="1020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16:Sheet1.F17">
            <calcext:condition calcext:apply-style-name="ConditionalStyle_1" calcext:value="&gt;0.5" calcext:base-cell-address="Sheet1.E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65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6:45:47.8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print-date>2017-08-26T09:16:10</meta:print-date>
    <meta:creation-date>2017-08-13T13:35:35</meta:creation-date>
    <dc:date>2018-01-26T16:46:31.338000000</dc:date>
    <meta:generator>LibreOffice/5.2.3.3$Windows_X86_64 LibreOffice_project/d54a8868f08a7b39642414cf2c8ef2f228f780cf</meta:generator>
    <meta:editing-duration>PT43S</meta:editing-duration>
    <meta:editing-cycles>1</meta:editing-cycles>
    <meta:document-statistic meta:table-count="1" meta:cell-count="181" meta:object-count="0"/>
    <meta:user-defined meta:name="AppVersion">16.0300</meta:user-defined>
    <meta:user-defined meta:name="Company">Singapore Management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